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1653ff"/>
    </style:style>
    <style:style style:name="P4" style:family="paragraph" style:parent-style-name="Standard">
      <style:paragraph-properties fo:text-align="center" style:justify-single-word="false"/>
      <style:text-properties officeooo:rsid="001653ff" officeooo:paragraph-rsid="002aaeac"/>
    </style:style>
    <style:style style:name="P5" style:family="paragraph" style:parent-style-name="Standard">
      <style:paragraph-properties fo:text-align="start" style:justify-single-word="false"/>
      <style:text-properties officeooo:rsid="001653ff" officeooo:paragraph-rsid="002aaeac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02aaeac"/>
    </style:style>
    <style:style style:name="P8" style:family="paragraph" style:parent-style-name="Standard" style:list-style-name="L2">
      <style:paragraph-properties fo:text-align="start" style:justify-single-word="false"/>
      <style:text-properties officeooo:paragraph-rsid="001653ff"/>
    </style:style>
    <style:style style:name="P9" style:family="paragraph" style:parent-style-name="Standard" style:list-style-name="L3">
      <style:paragraph-properties fo:text-align="start" style:justify-single-word="false"/>
      <style:text-properties officeooo:paragraph-rsid="001653ff"/>
    </style:style>
    <style:style style:name="P10" style:family="paragraph" style:parent-style-name="Standard" style:list-style-name="L3">
      <style:paragraph-properties fo:text-align="start" style:justify-single-word="false"/>
      <style:text-properties fo:font-style="italic" officeooo:paragraph-rsid="002aaeac" style:font-style-asian="italic" style:font-style-complex="italic"/>
    </style:style>
    <style:style style:name="P11" style:family="paragraph" style:parent-style-name="Standard" style:list-style-name="L3">
      <style:paragraph-properties fo:text-align="start" style:justify-single-word="false"/>
      <style:text-properties fo:font-style="italic" fo:font-weight="normal" officeooo:rsid="002475a3" officeooo:paragraph-rsid="002bfd2f" style:font-style-asian="italic" style:font-weight-asian="normal" style:font-style-complex="italic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tyle="italic" fo:font-weight="normal" officeooo:rsid="002bfd2f" officeooo:paragraph-rsid="002cc867" style:font-style-asian="italic" style:font-weight-asian="normal" style:font-style-complex="italic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tyle="italic" fo:font-weight="normal" officeooo:rsid="002cc867" officeooo:paragraph-rsid="002cc867" style:font-style-asian="italic" style:font-weight-asian="normal" style:font-style-complex="italic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tyle="italic" fo:font-weight="normal" officeooo:rsid="002d6c9e" officeooo:paragraph-rsid="002d6c9e" style:font-style-asian="italic" style:font-weight-asian="normal" style:font-style-complex="italic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style="italic" fo:font-weight="normal" officeooo:rsid="002d6e6f" officeooo:paragraph-rsid="002d6e6f" style:font-style-asian="italic" style:font-weight-asian="normal" style:font-style-complex="italic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tyle="italic" fo:font-weight="normal" officeooo:rsid="002d6e6f" officeooo:paragraph-rsid="002eea6a" style:font-style-asian="italic" style:font-weight-asian="normal" style:font-style-complex="italic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tyle="italic" fo:font-weight="normal" officeooo:rsid="002eea6a" officeooo:paragraph-rsid="002eea6a" style:font-style-asian="italic" style:font-weight-asian="normal" style:font-style-complex="italic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style="italic" fo:font-weight="normal" officeooo:rsid="002eea6a" officeooo:paragraph-rsid="0030a824" style:font-style-asian="italic" style:font-weight-asian="normal" style:font-style-complex="italic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tyle="italic" fo:font-weight="normal" officeooo:rsid="0030a824" officeooo:paragraph-rsid="0030a824" style:font-style-asian="italic" style:font-weight-asian="normal" style:font-style-complex="italic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officeooo:rsid="002aaeac" officeooo:paragraph-rsid="002aaeac"/>
    </style:style>
    <style:style style:name="P21" style:family="paragraph" style:parent-style-name="Standard" style:list-style-name="L3">
      <style:paragraph-properties fo:text-align="start" style:justify-single-word="false"/>
      <style:text-properties fo:font-style="normal" fo:font-weight="normal" officeooo:rsid="002bfd2f" officeooo:paragraph-rsid="002bfd2f" style:font-style-asian="normal" style:font-weight-asian="normal" style:font-style-complex="normal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fo:font-style="normal" fo:font-weight="normal" officeooo:rsid="002aaeac" officeooo:paragraph-rsid="002bfd2f" style:font-style-asian="normal" style:font-weight-asian="normal" style:font-style-complex="normal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fo:font-style="normal" fo:font-weight="normal" officeooo:rsid="002cc867" officeooo:paragraph-rsid="002cc867" style:font-style-asian="normal" style:font-weight-asian="normal" style:font-style-complex="normal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fo:font-style="normal" fo:font-weight="normal" officeooo:rsid="002d6c9e" officeooo:paragraph-rsid="002d6c9e" style:font-style-asian="normal" style:font-weight-asian="normal" style:font-style-complex="normal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font-style="normal" fo:font-weight="normal" officeooo:rsid="002d6e6f" officeooo:paragraph-rsid="002d6e6f" style:font-style-asian="normal" style:font-weight-asian="normal" style:font-style-complex="normal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font-style="normal" fo:font-weight="normal" officeooo:rsid="002eea6a" officeooo:paragraph-rsid="002eea6a" style:font-style-asian="normal" style:font-weight-asian="normal" style:font-style-complex="normal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fo:font-style="normal" fo:font-weight="normal" officeooo:rsid="0030a824" officeooo:paragraph-rsid="0030a824" style:font-style-asian="normal" style:font-weight-asian="normal" style:font-style-complex="normal" style:font-weight-complex="normal"/>
    </style:style>
    <style:style style:name="T1" style:family="text">
      <style:text-properties officeooo:rsid="001653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53ff" style:font-weight-asian="bold" style:font-weight-complex="bold"/>
    </style:style>
    <style:style style:name="T4" style:family="text">
      <style:text-properties fo:font-weight="bold" officeooo:rsid="002bfd2f" style:font-weight-asian="bold" style:font-weight-complex="bold"/>
    </style:style>
    <style:style style:name="T5" style:family="text">
      <style:text-properties fo:font-weight="bold" officeooo:rsid="002cc867" style:font-weight-asian="bold" style:font-weight-complex="bold"/>
    </style:style>
    <style:style style:name="T6" style:family="text">
      <style:text-properties fo:font-weight="bold" officeooo:rsid="002d6e6f" style:font-weight-asian="bold" style:font-weight-complex="bold"/>
    </style:style>
    <style:style style:name="T7" style:family="text">
      <style:text-properties fo:font-weight="bold" officeooo:rsid="002eea6a" style:font-weight-asian="bold" style:font-weight-complex="bold"/>
    </style:style>
    <style:style style:name="T8" style:family="text">
      <style:text-properties fo:font-weight="bold" officeooo:rsid="0030a824" style:font-weight-asian="bold" style:font-weight-complex="bold"/>
    </style:style>
    <style:style style:name="T9" style:family="text">
      <style:text-properties fo:font-weight="normal" officeooo:rsid="001653ff" style:font-weight-asian="normal" style:font-weight-complex="normal"/>
    </style:style>
    <style:style style:name="T10" style:family="text">
      <style:text-properties style:text-position="super 58%"/>
    </style:style>
    <style:style style:name="T11" style:family="text">
      <style:text-properties style:text-position="super 58%" officeooo:rsid="002bfd2f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2bfd2f"/>
    </style:style>
    <style:style style:name="T14" style:family="text">
      <style:text-properties officeooo:rsid="00238aea"/>
    </style:style>
    <style:style style:name="T15" style:family="text">
      <style:text-properties officeooo:rsid="0029af35"/>
    </style:style>
    <style:style style:name="T16" style:family="text">
      <style:text-properties officeooo:rsid="002aaeac"/>
    </style:style>
    <style:style style:name="T17" style:family="text">
      <style:text-properties officeooo:rsid="002cc867"/>
    </style:style>
    <style:style style:name="T18" style:family="text">
      <style:text-properties officeooo:rsid="002d6e6f"/>
    </style:style>
    <style:style style:name="T19" style:family="text">
      <style:text-properties officeooo:rsid="0030a8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<text:span text:style-name="T15">2</text:span></text:p>
      <text:p text:style-name="P1"><text:span text:style-name="T16">Реалізація запитів</text:span> в СУБД <text:span text:style-name="T1">MySQL</text:span></text:p>
      <text:p text:style-name="P2">Мета:</text:p>
      <text:list xml:id="list2740428079" text:style-name="L1">
        <text:list-item>
          <text:p text:style-name="P6"><text:span text:style-name="T16">c</text:span>формувати у студентів практичні навички створення запитів до бази даних.</text:p>
        </text:list-item>
      </text:list>
      <text:p text:style-name="P2"/>
      <text:p text:style-name="P2">Завдання:</text:p>
      <text:list xml:id="list989396670" text:style-name="L2">
        <text:list-item>
          <text:p text:style-name="P7">Вивчити необхідний теоретичний матеріал.</text:p>
        </text:list-item>
        <text:list-item>
          <text:p text:style-name="P7">Виконати практичне завдання до <text:span text:style-name="T14">лабораторної роботи</text:span>.</text:p>
        </text:list-item>
        <text:list-item>
          <text:p text:style-name="P7">Відповісти на контрольні теоретичні запитання.</text:p>
        </text:list-item>
        <text:list-item>
          <text:p text:style-name="P8">Оформити звіт, який містить завдання до <text:span text:style-name="T1">лабораторної роботи</text:span> та вказівки для його виконання.</text:p>
        </text:list-item>
      </text:list>
      <text:p text:style-name="P3"/>
      <text:p text:style-name="P4">Варіант №1</text:p>
      <text:p text:style-name="P5">Виконати наступні запити до бази даних, створених в попередній лабораторній роботі:</text:p>
      <text:p text:style-name="P5"/>
      <text:list xml:id="list818341740" text:style-name="L3">
        <text:list-item>
          <text:p text:style-name="P10"><text:span text:style-name="T9">З таблиці </text:span><text:span text:style-name="T3">continents</text:span><text:span text:style-name="T9"> вибрати континенти, населення яких менше 1 млрд. У відповідь включити всі поля таблиці </text:span><text:span text:style-name="T3">continents</text:span><text:span text:style-name="T1">.</text:span></text:p>
          <text:p text:style-name="P9"/>
          <text:p text:style-name="P9">SELECT * FROM `continents` WHERE population &lt; 1000000000;</text:p>
          <text:p text:style-name="P20"/>
          <text:p text:style-name="P20">або</text:p>
          <text:p text:style-name="P20"/>
          <text:p text:style-name="P20">SELECT * FROM `continents` WHERE IFNULL(population, 0) &lt; 1000000000;</text:p>
          <text:p text:style-name="P9"/>
        </text:list-item>
        <text:list-item>
          <text:p text:style-name="P11">З таблиці <text:bookmark-start text:name="__DdeLink__5850_3001375571"/><text:span text:style-name="T3">co</text:span><text:span text:style-name="T4">untries</text:span><text:bookmark-end text:name="__DdeLink__5850_3001375571"/> вибрати країни, площа яких перевищує 100 тис. км<text:span text:style-name="T11">2</text:span><text:span text:style-name="T13">.</text:span>, а населення столиці перевищує 1 млн. У відповідь включити поля <text:span text:style-name="T3">co</text:span><text:span text:style-name="T4">untries.name</text:span>, <text:span text:style-name="T3">co</text:span><text:span text:style-name="T4">untries.area</text:span>, <text:span text:style-name="T3">co</text:span><text:span text:style-name="T4">untries.capital</text:span>.</text:p>
          <text:p text:style-name="P21"/>
          <text:p text:style-name="P21">SELECT name, area, capital FROM `countries` WHERE area &gt; 100000 AND capital_population &gt; 1000000;</text:p>
          <text:p text:style-name="P21"/>
          <text:p text:style-name="P22">або</text:p>
          <text:p text:style-name="P21"/>
          <text:p text:style-name="P21">SELECT name, area, capital FROM `countries` WHERE area &gt; 100000 AND IFNULL(capital_population, 0) &gt; 1000000;</text:p>
          <text:p text:style-name="P21"/>
        </text:list-item>
        <text:list-item>
          <text:p text:style-name="P12">З таблиці <text:span text:style-name="T3">co</text:span><text:span text:style-name="T2">untries</text:span> вибрати всі країни, що знаходяться в Євр<text:span text:style-name="T17">опі</text:span>. У відповідь включити поля <text:span text:style-name="T3">co</text:span><text:span text:style-name="T2">untries.</text:span><text:span text:style-name="T5">name</text:span>, <text:span text:style-name="T3">co</text:span><text:span text:style-name="T2">untries.</text:span><text:span text:style-name="T5">capital</text:span>, <text:span text:style-name="T3">co</text:span><text:span text:style-name="T2">untries.</text:span><text:span text:style-name="T5">population</text:span>.</text:p>
          <text:p text:style-name="P23"/>
          <text:p text:style-name="P23">SELECT countries.name,</text:p>
          <text:p text:style-name="P23"><text:s text:c="7"/>countries.capital,</text:p>
          <text:p text:style-name="P23"><text:s text:c="7"/>countries.population</text:p>
          <text:p text:style-name="P23">FROM countries</text:p>
          <text:p text:style-name="P23">INNER JOIN continents ON (</text:p>
          <text:p text:style-name="P23"><text:s text:c="4"/>countries.continent_id = continents.id</text:p>
          <text:p text:style-name="P23">)</text:p>
          <text:p text:style-name="P23">WHERE continents.name = 'Європа';</text:p>
          <text:p text:style-name="P23"/>
        </text:list-item>
        <text:list-item>
          <text:p text:style-name="P13"><text:soft-page-break/>Використовуючи дані з таблиці <text:span text:style-name="T3">co</text:span><text:span text:style-name="T4">untries</text:span> визначити кількість країн, що знаходяться на кожному континенті. У відповідь включити поля <text:span text:style-name="T3">continents.</text:span><text:span text:style-name="T2">name</text:span>, <text:span text:style-name="T2">count</text:span> (кількість країн континенту).</text:p>
          <text:p text:style-name="P24"/>
          <text:p text:style-name="P24">SELECT continents.name,</text:p>
          <text:p text:style-name="P24"><text:s text:c="7"/>COUNT(countries.id) AS count</text:p>
          <text:p text:style-name="P24">FROM continents</text:p>
          <text:p text:style-name="P24"><text:s text:c="5"/>INNER JOIN countries ON (</text:p>
          <text:p text:style-name="P24"><text:s text:c="4"/>continents.id = countries.continent_id</text:p>
          <text:p text:style-name="P24">)</text:p>
          <text:p text:style-name="P24">GROUP BY continents.name;</text:p>
          <text:p text:style-name="P24"/>
        </text:list-item>
        <text:list-item>
          <text:p text:style-name="P14">Використовуючи дані з таблиці <text:span text:style-name="T3">continents</text:span>, підрахувати загальну кількість населення в світі. Результат помістити в поле <text:span text:style-name="T2">population</text:span>.</text:p>
          <text:p text:style-name="P14"/>
          <text:p text:style-name="P24">SELECT SUM(continents.population) AS population</text:p>
          <text:p text:style-name="P24">FROM continents;</text:p>
          <text:p text:style-name="P14"/>
        </text:list-item>
        <text:list-item>
          <text:p text:style-name="P14">Використовуючи дані з запиту <text:span text:style-name="T6">3.</text:span>, підрахувати сумарну площу всіх країн Європи. Результат помістити в поле <text:span text:style-name="T6">area</text:span><text:span text:style-name="T18">.</text:span></text:p>
          <text:p text:style-name="P15"/>
          <text:p text:style-name="P25">SELECT SUM(countries.area) AS area</text:p>
          <text:p text:style-name="P25">FROM countries</text:p>
          <text:p text:style-name="P25">INNER JOIN continents ON (</text:p>
          <text:p text:style-name="P25"><text:s text:c="4"/>countries.continent_id = continents.id</text:p>
          <text:p text:style-name="P25">)</text:p>
          <text:p text:style-name="P25">WHERE continents.name = 'Європа';</text:p>
          <text:p text:style-name="P15"/>
        </text:list-item>
        <text:list-item>
          <text:p text:style-name="P16">Знайти всі країни, площа яких знаходиться в межах від 150 тис. км<text:span text:style-name="T10">2</text:span><text:span text:style-name="T12">.</text:span> до 250 тис. км<text:span text:style-name="T10">2</text:span>. У відповідь включити поля <text:bookmark-start text:name="__DdeLink__6344_3001375571"/><text:span text:style-name="T3">continents.</text:span><text:span text:style-name="T2">name</text:span>, <text:span text:style-name="T3">continents.</text:span><text:span text:style-name="T2">area</text:span>, <text:span text:style-name="T3">co</text:span><text:span text:style-name="T4">untries.</text:span><text:span text:style-name="T7">name</text:span>, <text:span text:style-name="T3">co</text:span><text:span text:style-name="T4">untries.</text:span><text:span text:style-name="T7">area</text:span>, <text:span text:style-name="T3">co</text:span><text:span text:style-name="T4">untries.</text:span><text:span text:style-name="T7">capital</text:span><text:bookmark-end text:name="__DdeLink__6344_3001375571"/>.</text:p>
          <text:p text:style-name="P17"/>
          <text:p text:style-name="P26">SELECT continents.name,</text:p>
          <text:p text:style-name="P26"><text:s text:c="7"/>continents.area,</text:p>
          <text:p text:style-name="P26"><text:s text:c="7"/>countries.name,</text:p>
          <text:p text:style-name="P26"><text:s text:c="7"/>countries.area,</text:p>
          <text:p text:style-name="P26"><text:s text:c="7"/>countries.capital</text:p>
          <text:p text:style-name="P26">FROM countries</text:p>
          <text:p text:style-name="P26">INNER JOIN continents ON (</text:p>
          <text:p text:style-name="P26"><text:s text:c="4"/>countries.continent_id = continents.id</text:p>
          <text:p text:style-name="P26">)</text:p>
          <text:p text:style-name="P26">WHERE countries.area BETWEEN 150000 AND 250000;</text:p>
          <text:p text:style-name="P26"/>
          <text:p text:style-name="P26">або</text:p>
          <text:p text:style-name="P17"/>
          <text:p text:style-name="P26">SELECT continents.name,</text:p>
          <text:p text:style-name="P26"><text:s text:c="7"/>continents.area,</text:p>
          <text:p text:style-name="P26"><text:s text:c="7"/>countries.name,</text:p>
          <text:p text:style-name="P26"><text:s text:c="7"/>countries.area,</text:p>
          <text:p text:style-name="P26"><text:soft-page-break/><text:s text:c="7"/>countries.capital</text:p>
          <text:p text:style-name="P26">FROM countries</text:p>
          <text:p text:style-name="P26">INNER JOIN continents ON (</text:p>
          <text:p text:style-name="P26"><text:s text:c="4"/>countries.continent_id = continents.id</text:p>
          <text:p text:style-name="P26">)</text:p>
          <text:p text:style-name="P26">WHERE countries.area &gt;= 150000 AND countries.area &lt;= 250000;</text:p>
          <text:p text:style-name="P17"/>
        </text:list-item>
        <text:list-item>
          <text:p text:style-name="P18">Використовуючи дані таблиці <text:span text:style-name="T3">continents</text:span> визначити загальну площу світу. Результат помістити в поле <text:span text:style-name="T8">area</text:span><text:span text:style-name="T19">.</text:span></text:p>
          <text:p text:style-name="P19"/>
          <text:p text:style-name="P27">SELECT SUM(continents.area) AS area</text:p>
          <text:p text:style-name="P27">FROM continents;</text:p>
          <text:p text:style-name="P19"/>
        </text:list-item>
        <text:list-item>
          <text:p text:style-name="P19">Вилучити з таблиці <text:span text:style-name="T3">co</text:span><text:span text:style-name="T4">untries</text:span> відомості про країни, населення столиць яких менше 3 мільйонів.</text:p>
          <text:p text:style-name="P19"/>
          <text:p text:style-name="P27">DELETE FROM countries</text:p>
          <text:p text:style-name="P27">WHERE countries.capital_population &lt; 3000000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DejaVu Sans" style:font-size-asian="10.5pt" style:language-asian="zxx" style:country-asian="none" style:font-name-complex="FreeSans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zxx" fo:country="none" style:letter-kerning="true" style:font-name-asian="DejaVu Sans" style:font-size-asian="10.5pt" style:language-asian="zxx" style:country-asian="none" style:font-name-complex="Free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31T09:13:46.615118466</meta:creation-date>
    <meta:generator>LibreOffice/6.1.5.2$Linux_X86_64 LibreOffice_project/10$Build-2</meta:generator>
    <dc:date>2023-02-03T11:50:28.282302689</dc:date>
    <meta:editing-duration>PT1H6M1S</meta:editing-duration>
    <meta:editing-cycles>10</meta:editing-cycles>
    <meta:document-statistic meta:table-count="0" meta:image-count="0" meta:object-count="0" meta:page-count="3" meta:paragraph-count="74" meta:word-count="411" meta:character-count="3282" meta:non-whitespace-character-count="2857"/>
  </office:meta>
</office:document-meta>
</file>